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552a" officeooo:paragraph-rsid="0015552a"/>
    </style:style>
    <style:style style:name="P2" style:family="paragraph" style:parent-style-name="Standard">
      <style:text-properties officeooo:rsid="0016e427" officeooo:paragraph-rsid="0016e427"/>
    </style:style>
    <style:style style:name="P3" style:family="paragraph" style:parent-style-name="Standard">
      <style:text-properties officeooo:rsid="0016e427" officeooo:paragraph-rsid="00188c70"/>
    </style:style>
    <style:style style:name="P4" style:family="paragraph" style:parent-style-name="Standard">
      <style:text-properties officeooo:rsid="00188c70" officeooo:paragraph-rsid="00188c70"/>
    </style:style>
    <style:style style:name="P5" style:family="paragraph" style:parent-style-name="Standard">
      <style:text-properties officeooo:rsid="0019a08d" officeooo:paragraph-rsid="0016e427"/>
    </style:style>
    <style:style style:name="P6" style:family="paragraph" style:parent-style-name="Standard">
      <style:text-properties officeooo:rsid="0019a08d" officeooo:paragraph-rsid="0019a08d"/>
    </style:style>
    <style:style style:name="P7" style:family="paragraph" style:parent-style-name="Standard">
      <style:text-properties fo:font-weight="bold" officeooo:rsid="0015552a" officeooo:paragraph-rsid="0015552a" style:font-weight-asian="bold" style:font-weight-complex="bold"/>
    </style:style>
    <style:style style:name="P8" style:family="paragraph" style:parent-style-name="Standard">
      <style:text-properties fo:font-weight="bold" officeooo:rsid="0016e427" officeooo:paragraph-rsid="0016e427" style:font-weight-asian="bold" style:font-weight-complex="bold"/>
    </style:style>
    <style:style style:name="P9" style:family="paragraph" style:parent-style-name="Standard">
      <style:text-properties fo:font-size="14pt" style:text-underline-style="solid" style:text-underline-width="auto" style:text-underline-color="font-color" fo:font-weight="bold" officeooo:rsid="001164c6" officeooo:paragraph-rsid="001164c6"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16e427" officeooo:paragraph-rsid="0016e427" style:font-size-asian="14pt" style:font-weight-asian="bold" style:font-size-complex="14pt" style:font-weight-complex="bold"/>
    </style:style>
    <style:style style:name="P11" style:family="paragraph" style:parent-style-name="Standard">
      <style:text-properties fo:font-size="14pt" officeooo:rsid="001164c6" officeooo:paragraph-rsid="001164c6" style:font-size-asian="14pt" style:font-size-complex="14pt"/>
    </style:style>
    <style:style style:name="P12" style:family="paragraph" style:parent-style-name="Standard">
      <style:text-properties fo:font-size="14pt" fo:font-weight="bold" officeooo:rsid="0015552a" officeooo:paragraph-rsid="0015552a" style:font-size-asian="14pt" style:font-weight-asian="bold" style:font-size-complex="14pt" style:font-weight-complex="bold"/>
    </style:style>
    <style:style style:name="T1" style:family="text">
      <style:text-properties officeooo:rsid="0016e427"/>
    </style:style>
    <style:style style:name="T2" style:family="text">
      <style:text-properties officeooo:rsid="00188c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 VILLE EMBOURBÉE : Pourquoi c’est de l’informatique ?</text:p>
      <text:p text:style-name="P11"/>
      <text:p text:style-name="P12">Objets de l’informatique</text:p>
      <text:p text:style-name="P1"/>
      <text:p text:style-name="P8">Machine (.)</text:p>
      <text:p text:style-name="P2"/>
      <text:p text:style-name="P8">Langage (.)</text:p>
      <text:p text:style-name="P1"/>
      <text:p text:style-name="P7">Algorithme (**)</text:p>
      <text:p text:style-name="P1"/>
      <text:p text:style-name="P1">Cette activité permet d’aborder deux algorithmes différents sur les graphes. </text:p>
      <text:p text:style-name="P1"/>
      <text:p text:style-name="P1">Un graphe est une structure composée d’objets (appelés sommets) dans laquelle certaines paires d’objets sont en relation (on dit qu’il y a une arête entre deux sommets). Ici, nous parlerons de graphes non orientés (les arêtes ne sont pas des flèches, elles relient les deux sommets de manière symétrique). On peut munir ce graphe d’un poids : on définit un poids sur chaque arête, il y a alors des arêtes plus coûteuses que d’autres.</text:p>
      <text:p text:style-name="P1"/>
      <text:p text:style-name="P1">Dans cette activité, le graphe est représenté par le dessin du village ; les sommets correspondent aux maisons, et les arêtes aux rues. <text:span text:style-name="T1">Le poids des arêtes est le nombre de pavés nécessaire pour une rue.</text:span></text:p>
      <text:p text:style-name="P1"/>
      <text:p text:style-name="P2">Ici, on aborde la notion d’arbre couvrant minimal. Trouver un arbre couvrant d’un graphe c’est trouver des arêtes qui relient tout les sommets entre eux, avec le moins d’arêtes possibles (il faut en fait le nombre de sommets moins une arêtes). Le poids de cet arbre est la somme des poids de ses arêtes. Le problème d’arbre couvrant minimal revient donc à trouver un arbre couvrant du graphe avec un poids minimal. Dans l’histoire de cette activité, trouver un arbre couvrant minimal c’est trouver les rues qui relient toutes les maisons avec le moins de pavés possibles.</text:p>
      <text:p text:style-name="P2"/>
      <text:p text:style-name="P2">Pour cela, il existe deux algorithmes efficaces ; l’algorithme de Prim et l’algorithme de Kruskal.</text:p>
      <text:p text:style-name="P2"/>
      <text:p text:style-name="P4">Le premier (Prim) commence par choisir un sommet puis, de ce sommet choisi l’arête de poids minimal et la colorie. Pour les étapes d’après, tant qu’on a pas relié tout les sommets, on colorie l’arête de poids minimal qui relie un sommet pas encore reliés par les arêtes déjà coloriées. Notre arbre couvrant minimal est alors l’ensemble des arêtes coloriées. </text:p>
      <text:p text:style-name="P4"/>
      <text:p text:style-name="P4">Le second (Kruskal) colorie à chaque étape l’arête de poids minimal qui relie deux sommets pas encore reliés. On s’arrête quand on a choisit tout les sommets.</text:p>
      <text:p text:style-name="P3"/>
      <text:p text:style-name="P8">Information <text:span text:style-name="T2">(.)</text:span></text:p>
      <text:p text:style-name="P4"/>
      <text:p text:style-name="P2"/>
      <text:p text:style-name="P10">Compétences informatique </text:p>
      <text:p text:style-name="P2"/>
      <text:p text:style-name="P8">Pensée algorithmique (**)</text:p>
      <text:p text:style-name="P2"/>
      <text:p text:style-name="P6">Chercher une méthode afin de trouver la solution sur plusieurs dessins.</text:p>
      <text:p text:style-name="P2"/>
      <text:p text:style-name="P8">Abstraction / Modélisation (*)</text:p>
      <text:p text:style-name="P5"/>
      <text:p text:style-name="P6">Abstraction : lors de la recherche de l’algorithme</text:p>
      <text:p text:style-name="P2"/>
      <text:p text:style-name="P8">Généralisation et motifs (*)</text:p>
      <text:p text:style-name="P6"><text:soft-page-break/>Lorsqu’on change de dessin, le participant va chercher à généraliser sa méthode</text:p>
      <text:p text:style-name="P2"/>
      <text:p text:style-name="P8">Logique (.)</text:p>
      <text:p text:style-name="P2"/>
      <text:p text:style-name="P8">Évaluation (*)</text:p>
      <text:p text:style-name="P8"/>
      <text:p text:style-name="P6">Il s’agit de trouver un arbre de poids minimal, il faut donc évaluer sa solution</text:p>
      <text:p text:style-name="P2"/>
      <text:p text:style-name="P8">Décompos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0:33:28.183270049</meta:creation-date>
    <dc:date>2020-02-20T08:10:44.976399577</dc:date>
    <meta:editing-duration>PT33M26S</meta:editing-duration>
    <meta:editing-cycles>5</meta:editing-cycles>
    <meta:generator>LibreOffice/6.0.7.3$Linux_X86_64 LibreOffice_project/00m0$Build-3</meta:generator>
    <meta:document-statistic meta:table-count="0" meta:image-count="0" meta:object-count="0" meta:page-count="2" meta:paragraph-count="24" meta:word-count="404" meta:character-count="2459" meta:non-whitespace-character-count="2076"/>
  </office:meta>
</office:document-meta>
</file>